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fo:font-weight="normal" officeooo:rsid="000f24b1" officeooo:paragraph-rsid="000f24b1" style:font-weight-asian="normal" style:font-weight-complex="normal"/>
    </style:style>
    <style:style style:name="P2" style:family="paragraph" style:parent-style-name="Standard">
      <style:text-properties fo:font-size="16pt" style:text-underline-style="solid" style:text-underline-width="auto" style:text-underline-color="font-color" fo:font-weight="bold" officeooo:rsid="000f24b1" officeooo:paragraph-rsid="000f24b1" style:font-size-asian="16pt" style:font-weight-asian="bold" style:font-size-complex="16pt" style:font-weight-complex="bold"/>
    </style:style>
    <style:style style:name="P3" style:family="paragraph" style:parent-style-name="Standard">
      <style:text-properties fo:font-size="16pt" style:text-underline-style="solid" style:text-underline-width="auto" style:text-underline-color="font-color" fo:font-weight="bold" officeooo:rsid="001767d5" officeooo:paragraph-rsid="001767d5" style:font-size-asian="16pt" style:font-weight-asian="bold" style:font-size-complex="16pt" style:font-weight-complex="bold"/>
    </style:style>
    <style:style style:name="P4" style:family="paragraph" style:parent-style-name="Standard">
      <style:text-properties fo:font-size="12pt" style:text-underline-style="none" fo:font-weight="normal" officeooo:rsid="000a1dec" officeooo:paragraph-rsid="000f24b1"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0f24b1" officeooo:paragraph-rsid="000f24b1" style:font-size-asian="10.5pt" style:font-weight-asian="normal" style:font-size-complex="12pt" style:font-weight-complex="normal"/>
    </style:style>
    <style:style style:name="P6" style:family="paragraph" style:parent-style-name="Standard">
      <style:text-properties fo:font-size="12pt" fo:font-style="italic" style:text-underline-style="none" fo:font-weight="normal" officeooo:rsid="0011e3c7" officeooo:paragraph-rsid="0011e3c7" style:font-size-asian="10.5pt" style:font-style-asian="italic" style:font-weight-asian="normal" style:font-size-complex="12pt" style:font-style-complex="italic" style:font-weight-complex="normal"/>
    </style:style>
    <style:style style:name="P7" style:family="paragraph" style:parent-style-name="Standard">
      <style:text-properties fo:font-size="12pt" fo:font-style="italic" style:text-underline-style="none" fo:font-weight="normal" officeooo:rsid="0014f7ea" officeooo:paragraph-rsid="0014f7ea" style:font-size-asian="10.5pt" style:font-style-asian="italic" style:font-weight-asian="normal" style:font-size-complex="12pt" style:font-style-complex="italic" style:font-weight-complex="normal"/>
    </style:style>
    <style:style style:name="P8" style:family="paragraph" style:parent-style-name="Standard">
      <style:text-properties fo:font-size="12pt" fo:font-style="italic" style:text-underline-style="none" fo:font-weight="normal" officeooo:rsid="001767d5" officeooo:paragraph-rsid="0019191f" style:font-size-asian="10.5pt" style:font-style-asian="italic" style:font-weight-asian="normal" style:font-size-complex="12pt" style:font-style-complex="italic" style:font-weight-complex="normal"/>
    </style:style>
    <style:style style:name="P9" style:family="paragraph" style:parent-style-name="Standard">
      <style:text-properties fo:font-size="12pt" fo:font-style="italic" style:text-underline-style="solid" style:text-underline-width="auto" style:text-underline-color="font-color" fo:font-weight="normal" officeooo:rsid="0019191f" officeooo:paragraph-rsid="0019191f" style:font-size-asian="10.5pt" style:font-style-asian="italic" style:font-weight-asian="normal" style:font-size-complex="12pt" style:font-style-complex="italic" style:font-weight-complex="normal"/>
    </style:style>
    <style:style style:name="P10" style:family="paragraph" style:parent-style-name="Standard">
      <style:text-properties fo:font-size="12pt" fo:font-style="normal" style:text-underline-style="none" fo:font-weight="normal" officeooo:rsid="0013aa33" officeooo:paragraph-rsid="0014f7ea"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font-style="normal" style:text-underline-style="none" fo:font-weight="normal" officeooo:rsid="001767d5" officeooo:paragraph-rsid="001767d5"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style:text-underline-style="none" fo:font-weight="normal" officeooo:rsid="0019191f" officeooo:paragraph-rsid="0019191f"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normal" style:text-underline-style="none" fo:font-weight="normal" officeooo:rsid="001a7238" officeooo:paragraph-rsid="001a7238" style:font-size-asian="10.5pt" style:font-style-asian="normal" style:font-weight-asian="normal" style:font-size-complex="12pt" style:font-style-complex="normal" style:font-weight-complex="normal"/>
    </style:style>
    <style:style style:name="P14" style:family="paragraph" style:parent-style-name="Standard">
      <style:text-properties fo:font-size="14pt" style:text-underline-style="none" fo:font-weight="bold" officeooo:rsid="00197468" officeooo:paragraph-rsid="000f24b1" style:font-size-asian="12.25pt" style:font-weight-asian="bold" style:font-size-complex="14pt" style:font-weight-complex="bold"/>
    </style:style>
    <style:style style:name="P15" style:family="paragraph" style:parent-style-name="Standard">
      <style:text-properties fo:font-size="14pt" fo:font-style="italic" style:text-underline-style="none" fo:font-weight="bold" officeooo:rsid="00197468" officeooo:paragraph-rsid="0011e3c7" style:font-size-asian="12.25pt" style:font-style-asian="italic" style:font-weight-asian="bold" style:font-size-complex="14pt" style:font-style-complex="italic" style:font-weight-complex="bold"/>
    </style:style>
    <style:style style:name="P16" style:family="paragraph" style:parent-style-name="Standard">
      <style:text-properties fo:font-size="14pt" fo:font-style="italic" style:text-underline-style="none" fo:font-weight="bold" officeooo:rsid="00197468" officeooo:paragraph-rsid="001767d5" style:font-size-asian="12.25pt" style:font-style-asian="italic" style:font-weight-asian="bold" style:font-size-complex="14pt" style:font-style-complex="italic" style:font-weight-complex="bold"/>
    </style:style>
    <style:style style:name="P17" style:family="paragraph" style:parent-style-name="Standard">
      <style:text-properties fo:font-size="14pt" fo:font-style="italic" style:text-underline-style="none" fo:font-weight="bold" officeooo:rsid="00197468" officeooo:paragraph-rsid="001a7238" style:font-size-asian="12.25pt" style:font-style-asian="italic" style:font-weight-asian="bold" style:font-size-complex="14pt" style:font-style-complex="italic" style:font-weight-complex="bold"/>
    </style:style>
    <style:style style:name="P18" style:family="paragraph" style:parent-style-name="Standard">
      <style:text-properties fo:font-style="normal" style:text-underline-style="none" fo:font-weight="normal" officeooo:rsid="000f3e82" officeooo:paragraph-rsid="000f3e82"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11e3c7" officeooo:paragraph-rsid="0011e3c7"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10f525" officeooo:paragraph-rsid="0010f525" style:font-style-asian="normal" style:font-weight-asian="normal" style:font-style-complex="normal" style:font-weight-complex="normal"/>
    </style:style>
    <style:style style:name="P21" style:family="paragraph" style:parent-style-name="Standard" style:list-style-name="L1">
      <style:text-properties style:text-underline-style="none" fo:font-weight="normal" officeooo:rsid="000f24b1" officeooo:paragraph-rsid="000f24b1" style:font-weight-asian="normal" style:font-weight-complex="normal"/>
    </style:style>
    <style:style style:name="P22" style:family="paragraph" style:parent-style-name="Standard" style:list-style-name="L1">
      <style:text-properties fo:font-style="italic" style:text-underline-style="none" fo:font-weight="normal" officeooo:rsid="000f24b1" officeooo:paragraph-rsid="000f24b1" style:font-style-asian="italic" style:font-weight-asian="normal" style:font-style-complex="italic" style:font-weight-complex="normal"/>
    </style:style>
    <style:style style:name="P23" style:family="paragraph" style:parent-style-name="Standard" style:list-style-name="L1">
      <style:text-properties fo:font-style="italic" style:text-underline-style="none" fo:font-weight="normal" officeooo:rsid="000f3e82" officeooo:paragraph-rsid="000f3e82" style:font-style-asian="italic" style:font-weight-asian="normal" style:font-style-complex="italic" style:font-weight-complex="normal"/>
    </style:style>
    <style:style style:name="P24" style:family="paragraph" style:parent-style-name="Standard" style:list-style-name="L2">
      <style:text-properties fo:font-style="normal" style:text-underline-style="none" fo:font-weight="normal" officeooo:rsid="0010f525" officeooo:paragraph-rsid="0010f525" style:font-style-asian="normal" style:font-weight-asian="normal" style:font-style-complex="normal" style:font-weight-complex="normal"/>
    </style:style>
    <style:style style:name="P25" style:family="paragraph" style:parent-style-name="Standard" style:list-style-name="L3">
      <style:text-properties fo:font-size="12pt" fo:font-style="italic" style:text-underline-style="none" fo:font-weight="normal" officeooo:rsid="001a7238" officeooo:paragraph-rsid="001a7238" style:font-size-asian="10.5pt" style:font-style-asian="italic" style:font-weight-asian="normal" style:font-size-complex="12pt" style:font-style-complex="italic" style:font-weight-complex="normal"/>
    </style:style>
    <style:style style:name="P26" style:family="paragraph" style:parent-style-name="Standard" style:list-style-name="L3">
      <style:text-properties fo:font-size="12pt" fo:font-style="italic" style:text-underline-style="none" fo:font-weight="normal" officeooo:rsid="001b640d" officeooo:paragraph-rsid="001b640d" style:font-size-asian="10.5pt" style:font-style-asian="italic" style:font-weight-asian="normal" style:font-size-complex="12pt" style:font-style-complex="italic" style:font-weight-complex="normal"/>
    </style:style>
    <style:style style:name="P27" style:family="paragraph" style:parent-style-name="Standard" style:list-style-name="L3">
      <style:text-properties fo:font-size="12pt" fo:font-style="italic" style:text-underline-style="none" fo:font-weight="normal" officeooo:rsid="001d311e" officeooo:paragraph-rsid="00206e72" style:font-size-asian="10.5pt" style:font-style-asian="italic" style:font-weight-asian="normal" style:font-size-complex="12pt" style:font-style-complex="italic" style:font-weight-complex="normal"/>
    </style:style>
    <style:style style:name="P28" style:family="paragraph" style:parent-style-name="Standard">
      <style:text-properties fo:font-size="12pt" fo:font-style="italic" style:text-underline-style="none" fo:font-weight="normal" officeooo:rsid="0023f61d" officeooo:paragraph-rsid="0023f61d" style:font-size-asian="10.5pt" style:font-style-asian="italic" style:font-weight-asian="normal" style:font-size-complex="12pt" style:font-style-complex="italic" style:font-weight-complex="normal"/>
    </style:style>
    <style:style style:name="P29" style:family="paragraph" style:parent-style-name="Standard">
      <style:text-properties fo:font-size="12pt" fo:font-style="italic" style:text-underline-style="none" fo:font-weight="normal" officeooo:rsid="0025feaf" officeooo:paragraph-rsid="0025feaf" style:font-size-asian="10.5pt" style:font-style-asian="italic" style:font-weight-asian="normal" style:font-size-complex="12pt" style:font-style-complex="italic" style:font-weight-complex="normal"/>
    </style:style>
    <style:style style:name="P30" style:family="paragraph" style:parent-style-name="Standard">
      <style:text-properties fo:font-size="14pt" fo:font-style="italic" style:text-underline-style="none" fo:font-weight="bold" officeooo:rsid="00197468" officeooo:paragraph-rsid="0023f61d" style:font-size-asian="12.25pt" style:font-style-asian="italic" style:font-weight-asian="bold" style:font-size-complex="14pt" style:font-style-complex="italic" style:font-weight-complex="bold"/>
    </style:style>
    <style:style style:name="T1" style:family="text">
      <style:text-properties officeooo:rsid="000f24b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f3e82" style:font-style-asian="normal" style:font-style-complex="normal"/>
    </style:style>
    <style:style style:name="T5" style:family="text">
      <style:text-properties fo:font-style="normal" officeooo:rsid="0011e3c7" style:font-style-asian="normal" style:font-style-complex="normal"/>
    </style:style>
    <style:style style:name="T6" style:family="text">
      <style:text-properties fo:font-style="normal" officeooo:rsid="0013aa33" style:font-style-asian="normal" style:font-style-complex="normal"/>
    </style:style>
    <style:style style:name="T7" style:family="text">
      <style:text-properties fo:font-style="normal" officeooo:rsid="001767d5" style:font-style-asian="normal" style:font-style-complex="normal"/>
    </style:style>
    <style:style style:name="T8" style:family="text">
      <style:text-properties fo:font-style="normal" officeooo:rsid="0019191f" style:font-style-asian="normal" style:font-style-complex="normal"/>
    </style:style>
    <style:style style:name="T9" style:family="text">
      <style:text-properties fo:font-style="normal" officeooo:rsid="001a7238" style:font-style-asian="normal" style:font-style-complex="normal"/>
    </style:style>
    <style:style style:name="T10" style:family="text">
      <style:text-properties fo:font-style="normal" officeooo:rsid="001b640d" style:font-style-asian="normal" style:font-style-complex="normal"/>
    </style:style>
    <style:style style:name="T11" style:family="text">
      <style:text-properties fo:font-style="normal" officeooo:rsid="001c9c23" style:font-style-asian="normal" style:font-style-complex="normal"/>
    </style:style>
    <style:style style:name="T12" style:family="text">
      <style:text-properties fo:font-style="normal" officeooo:rsid="001ea848" style:font-style-asian="normal" style:font-style-complex="normal"/>
    </style:style>
    <style:style style:name="T13" style:family="text">
      <style:text-properties fo:font-style="normal" officeooo:rsid="00206e72" style:font-style-asian="normal" style:font-style-complex="normal"/>
    </style:style>
    <style:style style:name="T14" style:family="text">
      <style:text-properties fo:font-style="normal" officeooo:rsid="00217c3b" style:font-style-asian="normal" style:font-style-complex="normal"/>
    </style:style>
    <style:style style:name="T15" style:family="text">
      <style:text-properties fo:font-style="normal" officeooo:rsid="00234516" style:font-style-asian="normal" style:font-style-complex="normal"/>
    </style:style>
    <style:style style:name="T16" style:family="text">
      <style:text-properties fo:font-style="normal" officeooo:rsid="0023f61d" style:font-style-asian="normal" style:font-style-complex="normal"/>
    </style:style>
    <style:style style:name="T17" style:family="text">
      <style:text-properties fo:font-style="normal" officeooo:rsid="002462b3" style:font-style-asian="normal" style:font-style-complex="normal"/>
    </style:style>
    <style:style style:name="T18" style:family="text">
      <style:text-properties fo:font-style="normal" officeooo:rsid="002611f6" style:font-style-asian="normal" style:font-style-complex="normal"/>
    </style:style>
    <style:style style:name="T19" style:family="text">
      <style:text-properties fo:font-style="normal" style:text-underline-style="none" style:font-style-asian="normal" style:font-style-complex="normal"/>
    </style:style>
    <style:style style:name="T20" style:family="text">
      <style:text-properties officeooo:rsid="001c9c2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mplementierung</text:p>
      <text:p text:style-name="P5">In diesem Kapitel werde ich mich mit der organisatorischen Struktur des Programms auseinander setzen.</text:p>
      <text:p text:style-name="P4"/>
      <text:p text:style-name="P14"><text:span text:style-name="T1">Model</text:span>:</text:p>
      <text:p text:style-name="P1">Ich habe mich für das klassische Modell „Model-View-Controller“ entschieden, da ein Spiel per Definition alle Kriterien erfüllt. </text:p>
      <text:list xml:id="list1525687287" text:style-name="L1">
        <text:list-item>
          <text:p text:style-name="P21"><text:span text:style-name="T2">Model:</text:span> Man hat ein Regelwerk mit allen zugehörigen Daten, wie Spielfeld, Spielfiguren und Bedingungen für den Sieg. Dazu Berechnungen und Interaktionen von Figuren und Spielfeld.</text:p>
        </text:list-item>
        <text:list-item>
          <text:p text:style-name="P22">View: <text:span text:style-name="T3">Es gibt eine Eindeutige Repräsentation des aktuellen Spielstands, mit Punkteständen, </text:span><text:span text:style-name="T4">Verteilungen der Figuren auf dem Spielbrett und den momentan </text:span><text:span text:style-name="T18">m</text:span><text:span text:style-name="T4">öglichen Spielzügen für den aktiven Spieler.</text:span></text:p>
        </text:list-item>
        <text:list-item>
          <text:p text:style-name="P23">Controller: <text:span text:style-name="T3">Erst die Interaktion macht ein Spiel zu dem, was es ist. Also muss irgend ein haptischer Zugang zum Spielgeschehen vorhanden sein, im Falle meines Spiels mit dem Controller.</text:span></text:p>
        </text:list-item>
      </text:list>
      <text:p text:style-name="P18"/>
      <text:p text:style-name="P15"><text:span text:style-name="T5">UML-Diagramm</text:span><text:span text:style-name="T3">:</text:span></text:p>
      <text:p text:style-name="P6"><text:span text:style-name="T3">Das folgende Diagramm soll die Struktur der Software besser veranschaulichen, </text:span><text:span text:style-name="T6">zur besseren Übersicht habe ich auf</text:span><text:span text:style-name="T3"> nicht relevante Felder und Methoden </text:span><text:span text:style-name="T6">verzichtet</text:span><text:span text:style-name="T3">. </text:span><text:span text:style-name="T6">Unter dem Diagramm befinden sich Erklärungen zu möglicherweise unklaren Feldern und Methoden.</text:span></text:p>
      <text:p text:style-name="P10"/>
      <text:p text:style-name="P7"><text:span text:style-name="T6">T</text:span><text:span text:style-name="T3">ODO: UML Diagramm einfügen</text:span></text:p>
      <text:p text:style-name="P19"/>
      <text:p text:style-name="P19"/>
      <text:p text:style-name="P20">Model:</text:p>
      <text:list xml:id="list1095251998" text:style-name="L2">
        <text:list-item>
          <text:p text:style-name="P24">MapSettings: Hier sind die allgemeinen Einstellungen für die momentane Partie gespeichert, wie z.B. wie viel Geld man für eingenommene Gebäude erhält, wie lange der Kampf dauern soll oder ob der Nebel des Krieges aktiviert ist.</text:p>
        </text:list-item>
        <text:list-item>
          <text:p text:style-name="P24">MapData: Hier werden die ganz konkreten Kartenspezifischen Einstellungen gespeichert, z.B. wie groß die Karte ist, welche Teams bereits vorhanden sind und wo bereits welche Einheit steht.</text:p>
        </text:list-item>
      </text:list>
      <text:p text:style-name="P20"/>
      <text:p text:style-name="P3">Implementierung der Befehle</text:p>
      <text:p text:style-name="P11">An dieser Stelle möchte ich auf die konkrete Implementierung der Befehle in Form von Code eingehen.</text:p>
      <text:p text:style-name="P11"/>
      <text:p text:style-name="P16"><text:span text:style-name="T7">Berechnung der erreichbaren Felder</text:span><text:span text:style-name="T3">:</text:span></text:p>
      <text:p text:style-name="P8"><text:span text:style-name="T3">Um zu errechnen, welche Felder eine Einheit erreichen kann, habe ich eine rekursive Funktion konstruiert. Diese ruft sich solange selbst auf, solange die Bewegungspunkte der Einheit noch nicht verbraucht sind. Übergeben werden die aktuelle Position der Einheit, die verbleibenden Bewegungspunkte, die Art der Fortbewegung und das Feld, auf dem die Funktion das letzte Mal ausgeführt wurde. Da man sich „kostenlos“ von dem Feld, auf dem man sich befindet herunter bewegen kann, </text:span><text:span text:style-name="T8">werden </text:span><text:span text:style-name="T3">bei der Initialisierung keine Bewegungspunkte abgezogen. </text:span></text:p>
      <text:p text:style-name="P12">Ab dann wird geprüft, ob die Einheit noch genügend Bewegungspunkte hat, ob ein Feld passiert werden kann und ob sich ein Gegner auf dem Feld befindet. Ist all dies nicht der Fall, wird das aktuelle Feld in die Liste der erreichbaren Felder aufgenommen (sofern nicht schon enthalten) und die Rekursion auf alle Nachbarn des Feldes ausgeführt. </text:p>
      <text:p text:style-name="P12">TODO: Bild: erreichbare Felder berechnen</text:p>
      <text:p text:style-name="P9"><text:span text:style-name="T3">Probleme:</text:span><text:span text:style-name="T19"> Bevor ich die „cameFromTile“ einführt habe, hat die Berechnung sehr lange gedauert und ab einer gewissen Feldmenge sogar Programmabstürze herbeigeführt. Der Fehler lag darin, </text:span><text:soft-page-break/><text:span text:style-name="T19">dass die Rekursion nicht für bereits besuchte Felder ausgeführt werden muss, da diese ja bereits auf Erreichbarkeit geprüft worden sind. Mit dem Ausschluss des letzten besuchten Feldes von der Überprüfung traten keine Abstürze mehr auf und die merklich langen Ladezeiten waren verschwunden.</text:span></text:p>
      <text:p text:style-name="P12"/>
      <text:p text:style-name="P17"><text:span text:style-name="T9">Vorrücken auf das gegnerische Hauptquartier</text:span><text:span text:style-name="T3">:</text:span></text:p>
      <text:p text:style-name="P13">Der Vormarsch auf das Hauptquartier setzt sich aus drei Schritten zusammen:</text:p>
      <text:list xml:id="list3723841777" text:style-name="L3">
        <text:list-item>
          <text:p text:style-name="P25">Eine grobe Route festlegen:<text:span text:style-name="T3"> Mit Hilfe des A* wird der Pfad zum gegnerischen Hauptquartier an allen Gegnern vorbei berechnet. Sollten Gegner den Weg versperren, zum Beispiel indem sie auf einer Brücke oder in einem Tal stehen, so wird der A* erneut ausgeführt und diesmal werden die Gegner ignoriert. </text:span><text:span text:style-name="T10">Wichtig ist in erster Linie eine grobe Richtung festzulegen.</text:span><text:span text:style-name="T3"> </text:span><text:span text:style-name="T10">Da sich die Einheiten nicht durch Gegner hindurch bewegen können, wird dem Ignorieren der gegnerischen Einheiten im zweiten Schritt Rechnung getragen.<text:line-break/>TODO: Bild: Pfad zum HQ</text:span></text:p>
        </text:list-item>
        <text:list-item>
          <text:p text:style-name="P26">Den nächsten erreichbaren Punkt auf der Route finden:<text:span text:style-name="T3"> Der ermittelte Pfad aus 1. wird nun Schritt für Schritt durch gegangen und die Bewegungspunkte der Einheit werden abgerechnet bis entweder das Ende des Pfades erreicht ist oder bis die Bewegungspunkte verbraucht worden sind. Um zu verhindern, dass sich die Einheit durch eine gegnerische Einheiten auf ihrem Weg hindurch bewegt, endet der Pfad sofort, wenn sich ein Gegner auf einem Feld des Weges befindet </text:span><text:span text:style-name="T11">und zwar genau ein Feld vor dem Gegner.<text:line-break/>TODO: Bild: Konkrete Route zum HQ</text:span></text:p>
        </text:list-item>
        <text:list-item>
          <text:p text:style-name="P27"><text:span text:style-name="T20">V</text:span>erhindern, dass alliierte Einheiten auf demselben Feld stehen: <text:span text:style-name="T12">Diese scheinbare Kleinigkeit erwies sich als deutlich größeres Problem, als erwartet. Da in der Berechnung für den A* alliierte Einheiten nicht berücksichtigt werden, kommt es vor, dass Einheiten sich auf dasselbe Feld stellen. Da man sich durch alliierte Einheiten hindurch bewegen kann, war die Modifikation des A* ausgeschlossen, erst wenn der Endpunkt festgelegt wurde und sich darauf eine Einheit befand, sollte ein neuer, besserer Zielpunkt gefunden werden.<text:line-break/>Dazu habe ich eine Funktion geschrieben, die alle Felder um den ursprünglichen Zielpunkt gefunden hat </text:span><text:span text:style-name="T15">und diese nach bestimmten Kriterien untersucht habe (Beschreibung weiter unten)</text:span><text:span text:style-name="T12">. </text:span><text:span text:style-name="T13">Ich begann mit dem Radius eins, das bedeutet die acht Felder um den Zielpunkt wurden überprüft, ob sie frei sind </text:span><text:span text:style-name="T15">und den Kriterien entsprechen</text:span><text:span text:style-name="T13">. War keines der Felder frei, habe ich den Radius um eins erhöht und die nächsten 16 Felder überprüft. Dies habe ich solange wiederholt bis ich entweder ein </text:span><text:span text:style-name="T15">passendes</text:span><text:span text:style-name="T13"> freies Feld gefunden habe oder bis der Radius die Hälfte der Kartenbreite UND die Hälfte der Kartenhöhe übersteigt, was bedeutet, dass auf der ganzen Karte kein </text:span><text:span text:style-name="T15">passendes </text:span><text:span text:style-name="T13">freies Feld mehr gefunden wurde. </text:span><text:span text:style-name="T14">In diesem Fall wird das Zielfeld als das Ausgangsfeld gesetzt, </text:span><text:span text:style-name="T15">da eine Bewegung nicht </text:span><text:span text:style-name="T16">möglich</text:span><text:span text:style-name="T15"> wäre.</text:span><text:span text:style-name="T13"><text:line-break/>TODO: Bild: </text:span><text:span text:style-name="T14">GetClosestFreeTileAround</text:span><text:span text:style-name="T12"><text:line-break/>Aus der Liste dieser Felder habe ich alle Felder aussortiert, die weiter von der aktuellen Position entfernt sind als der Zielpunkt, da diese ohnehin nicht erreichbar wären. <text:line-break/></text:span><text:span text:style-name="T13">TODO: Bild: Reduce list to tiles that are closer<text:line-break/></text:span><text:span text:style-name="T14">Diese Liste „naher“ Felder habe ich nach den Feldern sortiert, die einen möglichst dichten Abstand zum Zielfeld und gleichzeitig einen möglichst dichten Abstand zur Ausgangseinheit besitzen.<text:line-break/>TODO: implementieren und bild davon machen ^^</text:span><text:span text:style-name="T13"><text:line-break/></text:span><text:span text:style-name="T14">Schlussendlich musste ich die Liste nur noch nach einem freien Feld durchsuchen und dieses als neues Ziel übergeben. </text:span><text:span text:style-name="T15">Wurde kein Feld gefunden, wurde der Suchradius erhöht und die Prozedur erneut durchlaufen.<text:line-break/>Für eine scheinbar einfache Funktionalität war überraschend großer Aufwand erforderlich.</text:span><text:span text:style-name="T13"><text:line-break/></text:span></text:p>
        </text:list-item>
      </text:list>
      <text:p text:style-name="P30"><text:span text:style-name="T16">Bauen neuer Einheiten</text:span><text:span text:style-name="T3">:</text:span></text:p>
      <text:p text:style-name="P28"><text:span text:style-name="T3">In der letzten Phase soll entschieden werden, welche Einheiten als nächstes Gebaut werden. Da ich mit der Entscheidungsfindung sehr große Probleme hatte, habe ich eine Zwischenlösung </text:span><text:soft-page-break/><text:span text:style-name="T3">konstruiert. Die K.I. bekommt eine festgelegte Anzahl Sets mit einer festen Reihenfolge, in der sie die Einheiten bauen soll. Hierfür habe ich als Datenspeicher ein „Scriptable Object“ gewählt, da es sich bequem erstellen und überall anwenden lässt. Im wesentlichen enthält dieser kleine Speicher nur eine Liste, in der beliebig die Typen von Einheiten angegeben werden können. </text:span></text:p>
      <text:p text:style-name="P28"><text:span text:style-name="T3">TODO: Bild: Unit Presets 01</text:span></text:p>
      <text:p text:style-name="P28"><text:span text:style-name="T3">Mit Hilfe dieser Voreinstellungen erzeuge ich </text:span><text:span text:style-name="T17">ganz konkrete Objekte, welche ich nutze um zu prüfen, ob Einheiten bereits gekauft wurden. Dazu erstelle ich eine leere Liste, die genau dieselbe Länge hat, wie die Liste der Voreinstellungen. Will die K.I. also Einheiten kaufen, geht sie die Liste der Voreinstellungen durch, sowie sie einen Eintrag findet, dem noch keine konkrete Einheit zugewiesen wurde, kauft sie eine Einheit von diesem Typ und weist sie zu. (Vorausgesetzt es sind genügend Credits vorhanden und ein freier Bauplatz wurde gefunden.)</text:span></text:p>
      <text:p text:style-name="P29"><text:span text:style-name="T17">T</text:span><text:span text:style-name="T3">ODO: Bild: Unit presets 0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18:37:37.357000000</meta:creation-date>
    <meta:generator>LibreOffice/5.3.6.1$Windows_x86 LibreOffice_project/686f202eff87ef707079aeb7f485847613344eb7</meta:generator>
    <dc:date>2019-08-13T05:00:14.635000000</dc:date>
    <meta:editing-duration>PT1H22M30S</meta:editing-duration>
    <meta:editing-cycles>9</meta:editing-cycles>
    <meta:document-statistic meta:table-count="0" meta:image-count="0" meta:object-count="0" meta:page-count="3" meta:paragraph-count="30" meta:word-count="1128" meta:character-count="7591" meta:non-whitespace-character-count="6495"/>
  </office:meta>
</office:document-meta>
</file>